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OpenSymbol" svg:font-family="OpenSymbol"/>
    <style:font-face style:name="sans-serif" svg:font-family="sans-serif"/>
    <style:font-face style:name="メイリオ" svg:font-family="メイリオ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0" style:family="table">
      <style:table-properties style:width="15.681cm" table:align="right"/>
    </style:style>
    <style:style style:name="表10.A" style:family="table-column">
      <style:table-column-properties style:column-width="0.938cm"/>
    </style:style>
    <style:style style:name="表10.B" style:family="table-column">
      <style:table-column-properties style:column-width="4.593cm"/>
    </style:style>
    <style:style style:name="表10.C" style:family="table-column">
      <style:table-column-properties style:column-width="10.149cm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5.681cm" table:align="right"/>
    </style:style>
    <style:style style:name="表9.A" style:family="table-column">
      <style:table-column-properties style:column-width="0.938cm"/>
    </style:style>
    <style:style style:name="表9.B" style:family="table-column">
      <style:table-column-properties style:column-width="4.593cm"/>
    </style:style>
    <style:style style:name="表9.C" style:family="table-column">
      <style:table-column-properties style:column-width="10.149cm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28pt" style:font-weight-asian="normal" style:font-name-complex="Arial" style:font-size-complex="28pt" style:font-weight-complex="norm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2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4" style:family="paragraph" style:parent-style-name="Standard">
      <style:text-properties style:font-name="Tahoma" fo:font-size="22pt" fo:font-weight="normal" fo:background-color="#ccff99" style:font-name-asian="Tahoma" style:font-size-asian="22pt" style:font-weight-asian="normal" style:font-name-complex="Arial" style:font-size-complex="22pt" style:font-weight-complex="normal"/>
    </style:style>
    <style:style style:name="P25" style:family="paragraph" style:parent-style-name="Standard">
      <style:text-properties fo:font-size="22pt" fo:font-weight="normal" fo:background-color="#ccff99" style:font-name-asian="Tahoma" style:font-size-asian="22pt" style:font-weight-asian="normal" style:font-name-complex="Arial" style:font-size-complex="22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7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8" style:family="paragraph" style:parent-style-name="Table_20_Contents">
      <style:text-properties fo:font-size="14pt" style:font-size-asian="14pt" style:font-size-complex="14pt"/>
    </style:style>
    <style:style style:name="P29" style:family="paragraph" style:parent-style-name="Table_20_Contents">
      <style:text-properties fo:font-size="14pt" fo:background-color="#ffff00" style:font-size-asian="14pt" style:font-size-complex="14pt"/>
    </style:style>
    <style:style style:name="P30" style:family="paragraph" style:parent-style-name="Table_20_Contents">
      <style:text-properties style:font-name="Tahoma" fo:font-size="14pt" style:font-size-asian="14pt" style:font-size-complex="14pt"/>
    </style:style>
    <style:style style:name="P3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3" style:family="paragraph" style:parent-style-name="Text_20_body">
      <style:text-properties style:font-name="Tahoma" fo:font-size="14pt" style:font-size-asian="14pt" style:font-size-complex="14pt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5" style:family="paragraph" style:parent-style-name="Standard">
      <style:text-properties style:font-name="Arial" fo:font-size="16pt" fo:font-weight="normal" fo:background-color="#ffff00" style:font-name-asian="Tahoma" style:font-size-asian="16pt" style:language-asian="ja" style:country-asian="JP" style:font-weight-asian="normal" style:font-name-complex="Arial" style:font-size-complex="16pt" style:font-weight-complex="normal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text-properties style:font-name="Arimo" fo:font-size="20pt" fo:font-weight="normal" fo:background-color="#ccff99" style:font-name-asian="Arimo" style:font-size-asian="20pt" style:font-weight-asian="normal" style:font-name-complex="Arial" style:font-size-complex="20pt" style:font-weight-complex="normal"/>
    </style:style>
    <style:style style:name="P38" style:family="paragraph" style:parent-style-name="Standard">
      <style:text-properties style:font-name="Arimo" fo:font-size="18pt" fo:font-weight="normal" fo:background-color="#ffff00" style:font-name-asian="Arimo" style:font-size-asian="18pt" style:font-weight-asian="normal" style:font-name-complex="Arial" style:font-size-complex="18pt" style:font-weight-complex="normal"/>
    </style:style>
    <style:style style:name="P3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0" style:family="paragraph" style:parent-style-name="Text_20_body" style:list-style-name="L3">
      <style:text-properties style:font-name="Tahoma" fo:font-size="14pt" style:font-size-asian="14pt" style:font-size-complex="14p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2" style:family="paragraph" style:parent-style-name="Text_20_body" style:list-style-name="L1">
      <style:paragraph-properties fo:margin-top="0cm" fo:margin-bottom="0cm" fo:line-height="138%" style:writing-mode="lr-tb"/>
      <style:text-properties fo:font-weight="normal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language-asian="ja" style:country-asian="JP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2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color="#000000"/>
    </style:style>
    <style:style style:name="T15" style:family="text">
      <style:text-properties fo:color="#000000" fo:font-size="16pt"/>
    </style:style>
    <style:style style:name="T16" style:family="text">
      <style:text-properties fo:color="#000000" fo:font-size="16pt" fo:background-color="#ffe599"/>
    </style:style>
    <style:style style:name="T17" style:family="text">
      <style:text-properties style:text-outline="false" style:font-name="Times New Roman" fo:font-size="16.5pt" fo:text-shadow="none" style:font-name-asian="Times New Roman" style:font-size-asian="16.5pt" style:font-style-asian="normal" style:font-weight-asian="normal" style:font-name-complex="Times New Roman" style:font-size-complex="16.5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font-name="Mangal" fo:font-size="16.5pt" fo:text-shadow="none" style:font-name-asian="Mangal" style:font-size-asian="16.5pt" style:font-style-asian="normal" style:font-weight-asian="normal" style:font-name-complex="Mangal" style:font-size-complex="16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5">[next] </text:span><text:span text:style-name="T16">5:19</text:span><text:span text:style-name="T14"> “ </text:span><text:span text:style-name="T15">Ὃς”</text:span> </text:p>
      <text:p text:style-name="P4"/>
      <text:p text:style-name="P4"/>
      <text:p text:style-name="P5">------------------------------------------------------------</text:p>
      <text:p text:style-name="P5">[20190812_133336]</text:p>
      <text:p text:style-name="Text_20_body"/>
      <text:p text:style-name="P13"><text:span text:style-name="T3">1. XXX </text:span><text:span text:style-name="T4">5:19</text:span></text:p>
      <text:p text:style-name="Text_20_body"/>
      <text:p text:style-name="P14"><text:span text:style-name="T8">[next] </text:span><text:span text:style-name="T9">5:25</text:span><text:span text:style-name="T11"> “ἴσθι</text:span><text:span text:style-name="T8">”</text:span></text:p>
      <text:p text:style-name="Text_20_body"/>
      <text:p text:style-name="P6">[/  XXX]</text:p>
      <text:p text:style-name="Text_20_body"/>
      <text:p text:style-name="P4"/>
      <text:p text:style-name="P5">------------------------------------------------------------</text:p>
      <text:p text:style-name="P5">[XXXX]</text:p>
      <text:p text:style-name="Text_20_body"/>
      <text:p text:style-name="P13"><text:span text:style-name="T3">1. XXX </text:span><text:span text:style-name="T4">5:25</text:span></text:p>
      <text:p text:style-name="Text_20_body"/>
      <text:p text:style-name="P13"><text:span text:style-name="T1">[next] </text:span><text:span text:style-name="T2">5:27</text:span><text:span text:style-name="T11"> “</text:span><text:span text:style-name="T1">XXX”</text:span></text:p>
      <text:p text:style-name="Text_20_body"/>
      <text:p text:style-name="P6">[/  20190813_094128]</text:p>
      <text:p text:style-name="P9"/>
      <text:p text:style-name="P5">------------------------------------------------------------</text:p>
      <text:p text:style-name="P5">[XXXX]</text:p>
      <text:p text:style-name="Text_20_body"/>
      <text:p text:style-name="P13"><text:span text:style-name="T3">1. XXX </text:span><text:span text:style-name="T4">5:25</text:span></text:p>
      <text:p text:style-name="Text_20_body"/>
      <text:p text:style-name="P13"><text:span text:style-name="T1">[next] </text:span><text:span text:style-name="T2">5:38</text:span><text:span text:style-name="T11"> “Love Your Enemies</text:span><text:span text:style-name="T1">”</text:span></text:p>
      <text:p text:style-name="Text_20_body"/>
      <text:p text:style-name="P6">[/  20190814_130032]</text:p>
      <text:p text:style-name="P9"><text:soft-page-break/></text:p>
      <text:p text:style-name="P4"/>
      <text:p text:style-name="P5">------------------------------------------------------------</text:p>
      <text:p text:style-name="P15"><text:span text:style-name="T10">[20190815_095754] </text:span><text:span text:style-name="T3">1. XXX </text:span><text:span text:style-name="T4">5:38</text:span></text:p>
      <text:p text:style-name="Text_20_body"/>
      <text:p text:style-name="P15"><text:span text:style-name="T5">[next] 6</text:span><text:span text:style-name="T6">:1</text:span><text:span text:style-name="T12"> “</text:span><text:span text:style-name="T5">XXX” [/  XXX]</text:span></text:p>
      <text:p text:style-name="P5"/>
      <text:p text:style-name="P4"/>
      <text:p text:style-name="P5">------------------------------------------------------------</text:p>
      <text:p text:style-name="P15"><text:span text:style-name="T10">[20190818_082926] </text:span><text:span text:style-name="T3">1. XXX </text:span><text:span text:style-name="T4">XX:XX</text:span></text:p>
      <text:p text:style-name="P15"><text:span text:style-name="T5">[next] 6</text:span><text:span text:style-name="T6">:5</text:span><text:span text:style-name="T12"> “Καὶ</text:span><text:span text:style-name="T5">” [/  20190818_084336]</text:span></text:p>
      <text:p text:style-name="P5"/>
      <text:p text:style-name="P4"/>
      <text:p text:style-name="P5">------------------------------------------------------------</text:p>
      <text:p text:style-name="P15"><text:span text:style-name="T10">[20190821_174136] </text:span><text:span text:style-name="T3">1. XXX </text:span><text:span text:style-name="T4">6:5</text:span></text:p>
      <text:p text:style-name="P15"><text:span text:style-name="T5">[next] </text:span><text:span text:style-name="T6">6:9</text:span><text:span text:style-name="T12"> “Οὕτως</text:span><text:span text:style-name="T5">” [/  XXX]</text:span></text:p>
      <text:p text:style-name="P5"/>
      <text:p text:style-name="P4"/>
      <text:p text:style-name="P5">------------------------------------------------------------</text:p>
      <text:p text:style-name="P5">[20190826_092545]</text:p>
      <text:p text:style-name="P15"><text:span text:style-name="T3">1. XXX </text:span><text:span text:style-name="T4">6:9</text:span></text:p>
      <text:p text:style-name="P15"><text:span text:style-name="T5">[next] 6</text:span><text:span text:style-name="T6">:16</text:span><text:span text:style-name="T12"> “</text:span><text:span text:style-name="T7">Ὅταν</text:span><text:span text:style-name="T5">” </text:span></text:p>
      <text:p text:style-name="P6">[/  20190826_094225]</text:p>
      <text:p text:style-name="P5"/>
      <text:p text:style-name="P4"/>
      <text:p text:style-name="P5">------------------------------------------------------------</text:p>
      <text:p text:style-name="P5">[20190827_145606]</text:p>
      <text:p text:style-name="P15"><text:span text:style-name="T3">1. XXX </text:span><text:span text:style-name="T4">6:16</text:span></text:p>
      <text:p text:style-name="P15"><text:soft-page-break/><text:span text:style-name="T5">[next] </text:span><text:span text:style-name="T6">XX:24</text:span><text:span text:style-name="T12"> “</text:span><text:span text:style-name="T7">Οὐδεὶς</text:span><text:span text:style-name="T5">” </text:span></text:p>
      <text:p text:style-name="P6">[/  20190827_151255]</text:p>
      <text:p text:style-name="P5"/>
      <text:p text:style-name="P4"/>
      <text:p text:style-name="P5">------------------------------------------------------------</text:p>
      <text:p text:style-name="P5">[20190828_085955]</text:p>
      <text:p text:style-name="P15"><text:span text:style-name="T3">1. XXX </text:span><text:span text:style-name="T4">XX:24</text:span></text:p>
      <text:p text:style-name="P15"><text:span text:style-name="T5">[next] </text:span><text:span text:style-name="T6">XX:XX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5">[20191123_151702]</text:p>
      <text:p text:style-name="P15"><text:span text:style-name="T3">1. James </text:span><text:span text:style-name="T4">1:2</text:span></text:p>
      <text:p text:style-name="P13"><text:span text:style-name="T3">1. </text:span><text:span text:style-name="T4">XX:XX</text:span></text:p>
      <text:p text:style-name="P8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7">Πᾶσαν χαρὰν ἡγήσασθε, ἀδελφοί μου,</text:p>
          </table:table-cell>
        </table:table-row>
        <table:table-row>
          <table:table-cell table:style-name="表3.A2" office:value-type="string">
            <text:p text:style-name="P26">everyone / joy / to consider / my brother / </text:p>
          </table:table-cell>
        </table:table-row>
      </table:table>
      <text:p text:style-name="P8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7">ὅταν πειρασμοῖς περιπέσητε ποικίλοις,</text:p>
          </table:table-cell>
        </table:table-row>
        <table:table-row>
          <table:table-cell table:style-name="表50.A2" office:value-type="string">
            <text:p text:style-name="P27">when / trials / (you) might fall into / various</text:p>
          </table:table-cell>
        </table:table-row>
      </table:table>
      <text:p text:style-name="P8">3. </text:p>
      <table:table table:name="表1" table:style-name="表1">
        <table:table-column table:style-name="表1.A"/>
        <table:table-row>
          <table:table-cell table:style-name="表1.A1" office:value-type="string">
            <text:p text:style-name="P17">γινώσκοντες ὅτι τὸ δοκίμιον ὑμῶν τῆς πίστεως κατεργάζεται ὑπομονήν:</text:p>
          </table:table-cell>
        </table:table-row>
        <table:table-row>
          <table:table-cell table:style-name="表1.A2" office:value-type="string">
            <text:p text:style-name="P27">knowing / that / the testing / you(G2P) / faith (GFS) / produces (3S) / endurance (AFS)</text:p>
          </table:table-cell>
        </table:table-row>
      </table:table>
      <text:p text:style-name="P6">4.</text:p>
      <table:table table:name="表2" table:style-name="表2">
        <table:table-column table:style-name="表2.A"/>
        <table:table-row>
          <table:table-cell table:style-name="表2.A1" office:value-type="string">
            <text:p text:style-name="P17">ἡ δὲ ὑπομονὴ ἔργον τέλειον ἐχέτω, ἵνα </text:p>
          </table:table-cell>
        </table:table-row>
        <text:soft-page-break/>
        <table:table-row>
          <table:table-cell table:style-name="表2.A2" office:value-type="string">
            <text:p text:style-name="P27">the (NFS) / endurance (NFS) / work (ANS) / perfect (ANS) / let have (3S) / hina ~ so that</text:p>
          </table:table-cell>
        </table:table-row>
      </table:table>
      <text:p text:style-name="P6">5.</text:p>
      <table:table table:name="表4" table:style-name="表4">
        <table:table-column table:style-name="表4.A"/>
        <table:table-row>
          <table:table-cell table:style-name="表4.A1" office:value-type="string">
            <text:p text:style-name="P17">ἦτε τέλειοι καὶ ὁλόκληροι, ἐν μηδενὶ λειπόμενοι.</text:p>
          </table:table-cell>
        </table:table-row>
        <table:table-row>
          <table:table-cell table:style-name="表4.A2" office:value-type="string">
            <text:p text:style-name="P27">(you) may be (2P) / perfect (NMP) / complete (NMP) / nothing (DNS) / lacking (P-NMP)</text:p>
          </table:table-cell>
        </table:table-row>
      </table:table>
      <text:p text:style-name="P2"/>
      <text:p text:style-name="P3"/>
      <text:p text:style-name="P15"><text:span text:style-name="T5">[next] </text:span><text:span text:style-name="T6">1:5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31"/>
      <text:p text:style-name="P10">[XXX] </text:p>
      <text:p text:style-name="Text_20_body"><text:a xlink:type="simple" xlink:href="https://el.wikisource.org/wiki/Απομνημονεύματα_(Ξενοφών)/Α" text:style-name="Internet_20_link" text:visited-style-name="Visited_20_Internet_20_Link">https://el.wikisource.org/wiki/Απομνημονεύματα_(Ξενοφών)/Α</text:a></text:p>
      <text:p text:style-name="Text_20_body"><text:a xlink:type="simple" xlink:href="https://www.gutenberg.org/files/1177/1177-h/1177-h.htm#link2H_4_0003" text:style-name="Internet_20_link" text:visited-style-name="Visited_20_Internet_20_Link">https://www.gutenberg.org/files/1177/1177-h/1177-h.htm#link2H_4_0003</text:a></text:p>
      <text:p text:style-name="Text_20_body"><text:a xlink:type="simple" xlink:href="https://glosbe.com/en/grc/young" text:style-name="Internet_20_link" text:visited-style-name="Visited_20_Internet_20_Link">https://glosbe.com/en/grc/young</text:a> </text:p>
      <text:p text:style-name="Text_20_body"><text:a xlink:type="simple" xlink:href="https://www.wordsense.eu/404/?query=διαφθείρων#gsc.tab=0&amp;gsc.q=διαφθείρων&amp;gsc.page=1" text:style-name="Internet_20_link" text:visited-style-name="Visited_20_Internet_20_Link">https://www.wordsense.eu/404/?query=διαφθείρων#gsc.tab=0&amp;gsc.q=διαφθείρων&amp;gsc.page=1</text:a></text:p>
      <text:p text:style-name="Text_20_body"/>
      <text:p text:style-name="P13"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7">πολλάκις ἐθαύμασα τίσι ποτὲ λόγοις Ἀθηναίους ἔπεισαν οἱ γραψάμενοι Σωκράτην ὡς ἄξιος εἴη θανάτου τῇ <text:soft-page-break/>πόλει.</text:p>
          </table:table-cell>
          <table:table-cell table:style-name="表13.B1" office:value-type="string">
            <text:p text:style-name="P19">often / I guess</text:p>
            <text:p text:style-name="P19"/>
            <text:p text:style-name="P19">what / never / reason</text:p>
            <text:p text:style-name="P19"/>
            <text:p text:style-name="P19">Athenians / were convinced</text:p>
            <text:p text:style-name="P19"/>
            <text:p text:style-name="P19">writers</text:p>
            <text:p text:style-name="P19"/>
            <text:p text:style-name="P19">Socrates / as / worthy</text:p>
            <text:p text:style-name="P19"/>
            <text:p text:style-name="P19">* / death / the</text:p>
            <text:p text:style-name="P19"><text:soft-page-break/>city</text:p>
          </table:table-cell>
        </table:table-row>
        <table:table-row>
          <table:table-cell table:style-name="表13.A2" office:value-type="string">
            <text:p text:style-name="P17">ἡ μὲν γὰρ γραφὴ κατ᾽ αὐτοῦ τοιάδε τις ἦν: </text:p>
            <text:p text:style-name="P17">ἀδικεῖ Σωκράτης οὓς μὲν ἡ πόλις νομίζει θεοὺς οὐ νομίζων,</text:p>
          </table:table-cell>
          <table:table-cell table:style-name="表13.B2" office:value-type="string">
            <text:p text:style-name="P19">* / * / * / writing</text:p>
            <text:p text:style-name="P19"/>
            <text:p text:style-name="P19">* / here / like this</text:p>
            <text:p text:style-name="P19"/>
            <text:p text:style-name="P19">a certain thing / #I/he/she/it was /</text:p>
            <text:p text:style-name="P19"/>
            <text:p text:style-name="P19"><text:s/>to corrupt (?) / Socrates</text:p>
            <text:p text:style-name="P19">some / indeed / * / *</text:p>
            <text:p text:style-name="P19"/>
            <text:p text:style-name="P19"/>
          </table:table-cell>
        </table:table-row>
      </table:table>
      <text:p text:style-name="P7"><text:tab/></text:p>
      <text:p text:style-name="P13"><text:span text:style-name="T1">[next] </text:span><text:span text:style-name="T2">continue</text:span></text:p>
      <text:p text:style-name="Text_20_body"/>
      <text:p text:style-name="P11">[/  XXX] 20200304_111413</text:p>
      <text:p text:style-name="Text_20_body"/>
      <text:p text:style-name="P31"/>
      <text:p text:style-name="P6"/>
      <text:p text:style-name="P10">[XXX] 20200520_095141</text:p>
      <text:p text:style-name="Text_20_body"/>
      <text:p text:style-name="P13"><text:span text:style-name="T3">1. </text:span><text:span text:style-name="T4">matthew</text:span></text:p>
      <text:p text:style-name="P16"><text:span text:style-name="T1">1. </text:span><text:span text:style-name="T6">5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7">5:1</text:p>
            <text:p text:style-name="P17">1Ἰδὼν δὲ τοὺς ὄχλους ἀνέβη εἰς τὸ ὄρος: καὶ καθίσαντος αὐτοῦ <text:soft-page-break/>προσῆλθαν αὐτῷ οἱ μαθηταὶ αὐτοῦ: </text:p>
          </table:table-cell>
          <table:table-cell table:style-name="表5.B1" office:value-type="string">
            <text:p text:style-name="P19"/>
            <text:p text:style-name="P19"/>
            <text:p text:style-name="P19">having seen / then / the</text:p>
            <text:p text:style-name="P19"/>
            <text:p text:style-name="P19">crowds / he went up / on / the</text:p>
            <text:p text:style-name="P19"/>
            <text:p text:style-name="P19">mountain / and</text:p>
            <text:p text:style-name="P19"/>
            <text:p text:style-name="P19">having sat<text:span text:style-name="T19"> down / of him</text:span></text:p>
            <text:p text:style-name="P20"><text:soft-page-break/>came / to him / the</text:p>
            <text:p text:style-name="P20"/>
            <text:p text:style-name="P20">disciples / his</text:p>
          </table:table-cell>
        </table:table-row>
        <table:table-row>
          <table:table-cell table:style-name="表5.A2" office:value-type="string">
            <text:p text:style-name="P34">/] 20200520_095916</text:p>
          </table:table-cell>
          <table:table-cell table:style-name="表5.B2" office:value-type="string">
            <text:p text:style-name="P32"/>
          </table:table-cell>
        </table:table-row>
        <table:table-row>
          <table:table-cell table:style-name="表5.A2" office:value-type="string">
            <text:p text:style-name="P34">[XXX</text:p>
          </table:table-cell>
          <table:table-cell table:style-name="表5.B2" office:value-type="string">
            <text:p text:style-name="P32"/>
          </table:table-cell>
        </table:table-row>
        <table:table-row>
          <table:table-cell table:style-name="表5.A2" office:value-type="string">
            <text:p text:style-name="P17">5:2</text:p>
            <text:p text:style-name="P17">2καὶ ἀνοίξας τὸ στόμα αὐτοῦ ἐδίδασκεν αὐτοὺς λέγων,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3</text:p>
            <text:p text:style-name="P17">3Μακάριοι οἱ πτωχοὶ τῷ πνεύματι, ὅτι αὐτῶν ἐστιν ἡ βασιλεία τῶν οὐρανῶν.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4</text:p>
            <text:p text:style-name="P17">μακάριοι οἱ πενθοῦντες, ὅτι αὐτοὶ παρακληθήσονται.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5</text:p>
            <text:p text:style-name="P17"><text:soft-page-break/>5μακάριοι οἱ πραεῖς, ὅτι αὐτοὶ κληρονομήσουσιν τὴν γῆν.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6</text:p>
            <text:p text:style-name="P17">6μακάριοι οἱ πεινῶντες καὶ διψῶντες τὴν δικαιοσύνην, ὅτι αὐτοὶ χορτασθήσονται.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34">/] XXX</text:p>
          </table:table-cell>
          <table:table-cell table:style-name="表5.B2" office:value-type="string">
            <text:p text:style-name="P21">TEMPLATE</text:p>
          </table:table-cell>
        </table:table-row>
        <table:table-row>
          <table:table-cell table:style-name="表5.A2" office:value-type="string">
            <text:p text:style-name="P34">[XXX</text:p>
          </table:table-cell>
          <table:table-cell table:style-name="表5.B2" office:value-type="string">
            <text:p text:style-name="P32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P32"/>
      <text:p text:style-name="P10">[XXX] </text:p>
      <text:p text:style-name="Text_20_body"/>
      <text:list xml:id="list301216476959147715" text:style-name="L1">
        <text:list-item>
          <text:p text:style-name="P42"><text:span text:style-name="T4">luke </text:span><text:a xlink:type="simple" xlink:href="http://qbible.com/greek-new-testament/luke/22.html#66" text:style-name="Internet_20_link" text:visited-style-name="Visited_20_Internet_20_Link">http://qbible.com/greek-new-testament/luke/22.html#66</text:a></text:p>
        </text:list-item>
      </text:list>
      <text:p text:style-name="P16"><text:span text:style-name="T1">1. </text:span><text:span text:style-name="T6">22:6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7">Καὶ οἱ ἄνδρες οἱ </text:p>
            <text:p text:style-name="P17"><text:soft-page-break/>συνέχοντες αὐτὸν </text:p>
            <text:p text:style-name="P17">ἐνέπαιζον αὐτῷ </text:p>
            <text:p text:style-name="P17">δέροντες,</text:p>
          </table:table-cell>
          <table:table-cell table:style-name="表6.B1" office:value-type="string">
            <text:p text:style-name="P19">kai[and / hoi[the / andres[<text:a xlink:type="simple" xlink:href="mailto:me_z@czyz" text:style-name="Internet_20_link" text:visited-style-name="Visited_20_Internet_20_Link">me_z@czyz</text:a>`ni / the /</text:p>
            <text:p text:style-name="P19"><text:soft-page-break/>holding / to-it</text:p>
            <text:p text:style-name="P19"/>
            <text:p text:style-name="P19">began-mocking / unto-it</text:p>
            <text:p text:style-name="P19"/>
            <text:p text:style-name="P19">swiping</text:p>
          </table:table-cell>
        </table:table-row>
        <table:table-row>
          <table:table-cell table:style-name="表6.A2" office:value-type="string">
            <text:p text:style-name="P17">22:64 Καὶ περικαλύψαντες </text:p>
            <text:p text:style-name="P17">αὐτόν, ἐπηρώτων </text:p>
            <text:p text:style-name="P17">λέγοντες, </text:p>
            <text:p text:style-name="P17">Προφήτευσον. Τίς </text:p>
            <text:p text:style-name="P17">ἐστιν ὁ παίσας σε;</text:p>
          </table:table-cell>
          <table:table-cell table:style-name="表6.B2" office:value-type="string">
            <text:p text:style-name="P19">and / having blindfolded</text:p>
            <text:p text:style-name="P19"/>
            <text:p text:style-name="P19"/>
            <text:p text:style-name="P19"/>
            <text:p text:style-name="P19">to-it / questioning</text:p>
            <text:p text:style-name="P19"/>
            <text:p text:style-name="P19">saying</text:p>
            <text:p text:style-name="P19"/>
            <text:p text:style-name="P19">prophesy / who</text:p>
            <text:p text:style-name="P19"/>
            <text:p text:style-name="P19">is / paidas[having-struck / se[you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12"/>
      <text:p text:style-name="P10">[XXX] 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2:65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22:65 Καὶ ἕτερα πολλὰ βλασφημοῦντες ἔλεγον εἰς αὐτόν.<text:tab/></text:p>
          </table:table-cell>
          <table:table-cell table:style-name="表7.B1" office:value-type="string">
            <text:p text:style-name="P23">hetera[inne-rzeczy<text:span text:style-name="T19"> / polla[wiele / blaspheemuuntes / elegon[mo`wili / eis-auton[do-niego</text:span></text:p>
          </table:table-cell>
        </table:table-row>
        <table:table-row>
          <table:table-cell table:style-name="表7.A2" office:value-type="string">
            <text:p text:style-name="P24">22:66 Καὶ ὡς ἐγένετο ἡμέρα, </text:p>
            <text:p text:style-name="P24"><text:soft-page-break/>συνήχθη τὸ πρεσβυτέριον τοῦ λαοῦ,</text:p>
            <text:p text:style-name="P24"/>
            <text:p text:style-name="P24"><text:s/>ἀρχιερεῖς καὶ ἀρχιερεῖς τε</text:p>
            <text:p text:style-name="P24">γραμματεῖς, καὶ ἀπήγαγον αὐτὸν εἰς τὸ συνέδριον αὐτῶν,</text:p>
          </table:table-cell>
          <table:table-cell table:style-name="表7.B2" office:value-type="string">
            <text:p text:style-name="P23">/ hoos[kiedy / egeneto[stal`-sie_ / [dzien`</text:p>
            <text:p text:style-name="P23"/>
            <text:p text:style-name="P23"><text:soft-page-break/>[gathered-together / to / presbyterion[elderhood / tuu[of-the / lauu[ludzi</text:p>
            <text:p text:style-name="P23"/>
            <text:p text:style-name="P23">arkhiereeis[chief-priests / te[obaj / grammateeis[scribes / apeegagon[led / auton[him / synedrion[council / autoon[of-them / </text:p>
          </table:table-cell>
        </table:table-row>
        <table:table-row>
          <table:table-cell table:style-name="表7.A2" office:value-type="string">
            <text:p text:style-name="P24">2:67 λέγοντες, Εἰ σὺ εἶ ὁ χριστός, εἰπὸν ἡμῖν. </text:p>
            <text:p text:style-name="P24"/>
            <text:p text:style-name="P24">Εἶπεν δὲ αὐτοῖς, Ἐὰν ὑμῖν εἴπω, οὐ μὴ</text:p>
            <text:p text:style-name="P24">πιστεύσητε•</text:p>
          </table:table-cell>
          <table:table-cell table:style-name="表7.B2" office:value-type="string">
            <text:p text:style-name="P23">saying / if / sy[ty / eei[jestes` / * / eipon[powiedz / heemiin[nam </text:p>
            <text:p text:style-name="P23"/>
            <text:p text:style-name="P23"/>
            <text:p text:style-name="P23">eeipen[powiedzial` / de[a-potem / autoois[do-nich / ean[jes`li / hymiin[Ci / eipoo[mo`wie_ / uu[nie / mee[nie / uwierzylibys`cie;would-not-believe / 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12"/>
      <text:p text:style-name="P12"/>
      <text:p text:style-name="P10">---------------------------------------------------------</text:p>
      <text:p text:style-name="P10">[XXX] 20220315_105437</text:p>
      <text:p text:style-name="Text_20_body"/>
      <text:p text:style-name="P13"><text:span text:style-name="T3">1. </text:span><text:span text:style-name="T4">luke</text:span></text:p>
      <text:p text:style-name="P16"><text:soft-page-break/><text:span text:style-name="T1">1. </text:span><text:span text:style-name="T6">2:68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8">2:68 ἐὰν δὲ ἐρωτήσω, </text:p>
            <text:p text:style-name="P18">οὐ μὴ ἀποκριθῆτε</text:p>
          </table:table-cell>
          <table:table-cell table:style-name="表8.B1" office:value-type="string">
            <text:p text:style-name="P22">ean[jes`li / de[wie_c / i-should.e zapytac` / </text:p>
            <text:p text:style-name="P22"/>
            <text:p text:style-name="P22"/>
            <text:p text:style-name="P22">no / not / odpowiesz </text:p>
          </table:table-cell>
        </table:table-row>
        <table:table-row>
          <table:table-cell table:style-name="表8.A2" office:value-type="string">
            <text:p text:style-name="P25">2:69 Ἀπὸ τοῦ νῦν δὲ ἔσται </text:p>
            <text:p text:style-name="P25"/>
            <text:p text:style-name="P25">ὁ υἱὸς τοῦ ἀνθρώπου καθήμενος ἐκ δεξιῶν τῆς δυνάμεως τοῦ</text:p>
            <text:p text:style-name="P25">θεοῦ.</text:p>
          </table:table-cell>
          <table:table-cell table:style-name="表8.B2" office:value-type="string">
            <text:p text:style-name="P22">from / the / now on / de[also / estai[will-be</text:p>
            <text:p text:style-name="P22"/>
            <text:p text:style-name="P22">ho[the / huios[syn / tuu[ / man / sitting / ek[at / deksioon[prawa-re_ka.pl / [moc / </text:p>
          </table:table-cell>
        </table:table-row>
        <table:table-row>
          <table:table-cell table:style-name="表8.A2" office:value-type="string">
            <text:p text:style-name="P25">2:70 Εἶπαν δὲ πάντες, Σὺ οὖν εἶ ὁ υἱὸς τοῦ θεοῦ; </text:p>
            <text:p text:style-name="P25"/>
            <text:p text:style-name="P25">Ὁ δὲ πρὸς αὐτοὺς ἔφη, Ὑμεῖς λέγετε ὅτι</text:p>
            <text:p text:style-name="P25">ἐγώ εἰμι.</text:p>
          </table:table-cell>
          <table:table-cell table:style-name="表8.B2" office:value-type="string">
            <text:p text:style-name="P22">oni-powiedzieli / pantes[wszystkie / sy / uun[wie_c / ei[jestes` / </text:p>
            <text:p text:style-name="P22"/>
            <text:p text:style-name="P22">de[i / pros-autuus[do-nich / eephee[on-mo`wil` / hymeeis[wy / legete[mo`wia_ / hoti[<text:a xlink:type="simple" xlink:href="mailto:z@e" text:style-name="Internet_20_link" text:visited-style-name="Visited_20_Internet_20_Link">z@e</text:a> / egoo[ja / eimi[jestem</text:p>
          </table:table-cell>
        </table:table-row>
        <table:table-row>
          <table:table-cell table:style-name="表8.A2" office:value-type="string">
            <text:p text:style-name="P25">2:71 Οἱ δὲ εἶπαν, Τί ἔτι ἔχομεν μαρτυρίας χρείαν; </text:p>
            <text:p text:style-name="P25"/>
            <text:p text:style-name="P25"/>
            <text:p text:style-name="P25">Αὐτοὶ γὰρ ἠκούσαμεν ἀπὸ τοῦ στόματος</text:p>
            <text:p text:style-name="P25">αὐτοῦ.</text:p>
          </table:table-cell>
          <table:table-cell table:style-name="表8.B2" office:value-type="string">
            <text:p text:style-name="P22">eeipan[oni-powiedzieli / ti[co / eti[wie_cej / ekhomen[mamy / mar<text:span text:style-name="T19">tyrias[witness.e / khreian[niezbe_dna</text:span></text:p>
            <text:p text:style-name="P35"/>
            <text:p text:style-name="P35"/>
            <text:p text:style-name="P35">autoi[my-sami / eekuusamen[sl`yszelis`my / apo[od / stomatos[usta / autuu[jego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><text:soft-page-break/></text:p>
      <text:p text:style-name="P6"/>
      <text:p text:style-name="P12"/>
      <text:p text:style-name="P10">---------------------------------------------------------</text:p>
      <text:p text:style-name="P10">[XXX] 20220316_112302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3:1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37">23:1 Καὶ ἀναστὰν ἅπαν τὸ πλῆθος αὐτῶν, ἤγαγον αὐτὸν ἐπὶ τὸν Πιλάτον</text:p>
          </table:table-cell>
          <table:table-cell table:style-name="表11.B1" office:value-type="string">
            <text:p text:style-name="P38">anastan[arisen-up.e <text:s/>haapan[wszystko / pleethos[multitude.e / autoon[of-them / eegagon[led.e / auton[jego / epi[do</text:p>
          </table:table-cell>
        </table:table-row>
        <table:table-row>
          <table:table-cell table:style-name="表11.A2" office:value-type="string">
            <text:p text:style-name="P37">23:2 Ἤρξαντο δὲ κατηγορεῖν αὐτοῦ, λέγοντες, Τοῦτον εὕραμεν διαστρέφοντα τὸ ἔθνος</text:p>
            <text:p text:style-name="P37">ἡμῶν, καὶ κωλύοντα φόρους Καίσαρι διδόναι,</text:p>
            <text:p text:style-name="P37"/>
            <text:p text:style-name="P37"/>
            <text:p text:style-name="P37"/>
            <text:p text:style-name="P37"><text:s/>καὶ λέγοντα ἑαυτὸν χριστὸν βασιλέα εἶναι.</text:p>
          </table:table-cell>
          <table:table-cell table:style-name="表11.B2" office:value-type="string">
            <text:p text:style-name="P38">eerxsanto[zacze_li / kateegoreein[accuse.e / autuu[go / * / tuuton[ten / heuramen[found / diastrephonta[misleading / ethnos[naro`d / heemoon[of-us / koolyonta[forbidding / phoruus[tribute / didonai[be-given / </text:p>
            <text:p text:style-name="P38"/>
            <text:p text:style-name="P38">legonta[declaring / heauton[himself;jego-samego / basilea[kro`l / eeinai[byc`</text:p>
            <text:p text:style-name="P38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<text:soft-page-break/>[/  XXX] 20220316_114433</text:p>
      <text:p text:style-name="P9"/>
      <text:p text:style-name="P12">@@@</text:p>
      <text:p text:style-name="P10">---------------------------------------------------------</text:p>
      <text:p text:style-name="P10">[XXX] 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3:1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37">23:1 Καὶ ἀναστὰν ἅπαν τὸ πλῆθος αὐτῶν, ἤγαγον αὐτὸν ἐπὶ τὸν Πιλάτον.</text:p>
          </table:table-cell>
          <table:table-cell table:style-name="表12.B1" office:value-type="string">
            <text:p text:style-name="P38"/>
          </table:table-cell>
        </table:table-row>
        <table:table-row>
          <table:table-cell table:style-name="表12.A2" office:value-type="string">
            <text:p text:style-name="P37">23:2 Ἤρξαντο δὲ κατηγορεῖν αὐτοῦ, λέγοντες, Τοῦτον εὕραμεν διαστρέφοντα τὸ ἔθνος</text:p>
            <text:p text:style-name="P37">ἡμῶν, καὶ κωλύοντα φόρους Καίσαρι διδόναι, καὶ λέγοντα ἑαυτὸν χριστὸν βασιλέα εἶναι.</text:p>
          </table:table-cell>
          <table:table-cell table:style-name="表12.B2" office:value-type="string">
            <text:p text:style-name="P38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9"/>
      <text:p text:style-name="P9"/>
      <text:p text:style-name="P9">------------------------------------------------------------ TEMPLATE</text:p>
      <text:p text:style-name="P10">---------------------------------------------------------</text:p>
      <text:p text:style-name="P10">[XXX] </text:p>
      <text:p text:style-name="Text_20_body"/>
      <text:p text:style-name="P13"><text:soft-page-break/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37"/>
          </table:table-cell>
          <table:table-cell table:style-name="表49.B1" office:value-type="string">
            <text:p text:style-name="P38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Text_20_body"/>
      <text:p text:style-name="P6"/>
      <text:p text:style-name="P9">/------------------------------------------------------------ /TEMPLATE</text:p>
      <text:p text:style-name="P9">--------------------------------------- [steps : sort word list] 20190927_100323</text:p>
      <text:list xml:id="list2934402513316999738" text:style-name="L2">
        <text:list-item>
          <text:p text:style-name="P44">col.C</text:p>
          <text:list>
            <text:list-item>
              <text:p text:style-name="P50"><text:span text:style-name="T13">C -c (copy “</text:span><text:span text:style-name="T17">=LEFT</text:span><text:span text:style-name="T18">(D178;1)</text:span><text:span text:style-name="T13">”)</text:span></text:p>
            </text:list-item>
            <text:list-item>
              <text:p text:style-name="P45">右 &gt; C - ↓ &gt; 左 (move to the bottom of col.C)</text:p>
            </text:list-item>
            <text:list-item>
              <text:p text:style-name="P45">C – S – 上 (select the blank cells)</text:p>
            </text:list-item>
            <text:list-item>
              <text:p text:style-name="P45">C – v</text:p>
            </text:list-item>
            <text:list-item>
              <text:p text:style-name="P45">C – 右 x 3 (move to col.I (time label))</text:p>
            </text:list-item>
          </text:list>
        </text:list-item>
        <text:list-item>
          <text:p text:style-name="P45">col.I</text:p>
          <text:list>
            <text:list-item>
              <text:p text:style-name="P45">C - ↓ (move to “=now” cell)</text:p>
            </text:list-item>
            <text:list-item>
              <text:p text:style-name="P45">C – c (copy)</text:p>
            </text:list-item>
            <text:list-item>
              <text:p text:style-name="P45">← x 2 &gt; C - ↑ &gt; → x 2 (move to the bottom of black cells in col.I)</text:p>
            </text:list-item>
            <text:list-item>
              <text:p text:style-name="P45">C – S - ↑ &gt; S - ↓ (select blank cells)</text:p>
            </text:list-item>
            <text:list-item>
              <text:p text:style-name="P45">C -S – v &gt; Ret (paste value)</text:p>
            </text:list-item>
          </text:list>
        </text:list-item>
        <text:list-item>
          <text:p text:style-name="P45">macro</text:p>
          <text:list>
            <text:list-item>
              <text:p text:style-name="P45">M – T &gt; - M &gt; c &gt; a (open macro dialog)</text:p>
            </text:list-item>
            <text:list-item>
              <text:p text:style-name="P45">choose “sort_all_data__greek_4”</text:p>
            </text:list-item>
            <text:list-item>
              <text:p text:style-name="P45">M – u (execute)</text:p>
            </text:list-item>
            <text:list-item>
              <text:p text:style-name="P45">C – s (save file)</text:p>
            </text:list-item>
          </text:list>
        </text:list-item>
        <text:list-item>
          <text:p text:style-name="P45">sheet</text:p>
          <text:list>
            <text:list-item>
              <text:p text:style-name="P45">C – w (close file)</text:p>
            </text:list-item>
          </text:list>
        </text:list-item>
      </text:list>
      <text:p text:style-name="P9">/ --------------------------------------- [steps : sort word list] 20190927_100323 /</text:p>
      <text:p text:style-name="Text_20_body"/>
      <text:p text:style-name="P9">--------------------------------------- [steps : read texts] <text:s/>20220313_151546 /</text:p>
      <text:list xml:id="list8443411141904199421" text:style-name="L3">
        <text:list-item>
          <text:p text:style-name="P40">prep texts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>
            <text:p text:style-name="P30"/>
          </table:table-cell>
          <table:table-cell table:style-name="表10.B1" office:value-type="string">
            <text:p text:style-name="P33">bibletranslation.ws</text:p>
          </table:table-cell>
          <table:table-cell table:style-name="表10.C1" office:value-type="string">
            <text:p text:style-name="P33">copy/paste texts → to doc</text:p>
          </table:table-cell>
        </table:table-row>
        <table:table-row>
          <table:table-cell table:style-name="表10.A2">
            <text:p text:style-name="P30"/>
          </table:table-cell>
          <table:table-cell table:style-name="表10.B2" office:value-type="string">
            <text:p text:style-name="P33">biblehub.com</text:p>
          </table:table-cell>
          <table:table-cell table:style-name="表10.C2" office:value-type="string">
            <text:p text:style-name="P33">words</text:p>
          </table:table-cell>
        </table:table-row>
      </table:table>
      <text:p text:style-name="P33"/>
      <text:list xml:id="list31687254" text:continue-numbering="true" text:style-name="L3">
        <text:list-item>
          <text:p text:style-name="P40">read texts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30">1</text:p>
          </table:table-cell>
          <table:table-cell table:style-name="表9.B1" office:value-type="string">
            <text:p text:style-name="P30">biblehub.com</text:p>
          </table:table-cell>
          <table:table-cell table:style-name="表9.C1" office:value-type="string">
            <text:p text:style-name="P30">read word → english</text:p>
          </table:table-cell>
        </table:table-row>
        <table:table-row>
          <table:table-cell table:style-name="表9.A2">
            <text:p text:style-name="P30"/>
          </table:table-cell>
          <table:table-cell table:style-name="表9.B2" office:value-type="string">
            <text:p text:style-name="P30">doc</text:p>
          </table:table-cell>
          <table:table-cell table:style-name="表9.C2" office:value-type="string">
            <text:p text:style-name="P30">write → pronunciation</text:p>
          </table:table-cell>
        </table:table-row>
        <text:soft-page-break/>
        <table:table-row>
          <table:table-cell table:style-name="表9.B2" office:value-type="string">
            <text:p text:style-name="P30"/>
          </table:table-cell>
          <table:table-cell table:style-name="表9.B2" office:value-type="string">
            <text:p text:style-name="P30">trans page</text:p>
          </table:table-cell>
          <table:table-cell table:style-name="表9.C2" office:value-type="string">
            <text:p text:style-name="P30">trans to → polish</text:p>
          </table:table-cell>
        </table:table-row>
        <table:table-row>
          <table:table-cell table:style-name="表9.B2" office:value-type="string">
            <text:p text:style-name="P30"/>
          </table:table-cell>
          <table:table-cell table:style-name="表9.B2" office:value-type="string">
            <text:p text:style-name="P30">doc</text:p>
          </table:table-cell>
          <table:table-cell table:style-name="表9.C2" office:value-type="string">
            <text:p text:style-name="P30">write → polish trans</text:p>
          </table:table-cell>
        </table:table-row>
      </table:table>
      <text:list xml:id="list31702691" text:continue-numbering="true" text:style-name="L3">
        <text:list-item>
          <text:list>
            <text:list-item>
              <text:p text:style-name="P40"/>
            </text:list-item>
          </text:list>
        </text:list-item>
      </text:list>
      <text:p text:style-name="Text_20_body"/>
      <table:table table:name="表276" table:style-name="表276">
        <table:table-column table:style-name="表276.A"/>
        <table:table-row>
          <table:table-cell table:style-name="表276.A1" office:value-type="string">
            <text:p text:style-name="P28">##</text:p>
          </table:table-cell>
        </table:table-row>
        <table:table-row>
          <table:table-cell table:style-name="表276.A2" office:value-type="string">
            <text:p text:style-name="P29">r oj &amp;&amp; git add -A &amp;&amp; git commit -m "(lang : ancient greek) periodical updates" &amp;&amp; e &amp;&amp; p</text:p>
          </table:table-cell>
        </table:table-row>
        <table:table-row>
          <table:table-cell table:style-name="表276.A2" office:value-type="string">
            <text:p text:style-name="P28"/>
          </table:table-cell>
        </table:table-row>
      </table:table>
      <text:p text:style-name="P9"/>
      <text:p text:style-name="P9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OpenSymbol" svg:font-family="OpenSymbol"/>
    <style:font-face style:name="sans-serif" svg:font-family="sans-serif"/>
    <style:font-face style:name="メイリオ" svg:font-family="メイリオ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22-03-16T11:46:21.45</dc:date>
    <dc:creator>iwabuchi ken</dc:creator>
    <meta:editing-duration>PT7H58M53S</meta:editing-duration>
    <meta:editing-cycles>35</meta:editing-cycles>
    <meta:generator>OpenOffice/4.1.3$Win32 OpenOffice.org_project/413m1$Build-9783</meta:generator>
    <meta:document-statistic meta:table-count="16" meta:image-count="0" meta:object-count="0" meta:page-count="14" meta:paragraph-count="252" meta:word-count="1156" meta:character-count="7821"/>
  </office:meta>
</office:document-meta>
</file>